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Heading_20_1" style:list-style-name="WWNum3">
      <style:paragraph-properties fo:margin-top="0.0398in" fo:margin-bottom="0in" loext:contextual-spacing="false"/>
    </style:style>
    <style:style style:name="P17" style:family="paragraph" style:parent-style-name="Heading_20_1" style:list-style-name="WWNum3">
      <style:paragraph-properties fo:margin-top="0in" fo:margin-bottom="0in" loext:contextual-spacing="false"/>
    </style:style>
    <style:style style:name="P18" style:family="paragraph" style:parent-style-name="Heading_20_1" style:list-style-name="WWNum3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Desarrollo de interfaces</text:span><text:span text:style-name="T2"><text:line-break/></text:span><text:span text:style-name="T3">UD 12. Guía didáctica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12. Consumo de APIs y Firebase con Flutter</text:span></text:p>
      <text:list xml:id="list802143248" text:style-name="WWNum3">
        <text:list-item>
          <text:p text:style-name="P16"><text:bookmark text:name="_35ynxtfrmuvw"/>Conocimientos previos</text:p>
        </text:list-item>
      </text:list>
      <text:list xml:id="list1778794059" text:style-name="WWNum1">
        <text:list-item>
          <text:p text:style-name="P6">Programación en Dart.</text:p>
        </text:list-item>
        <text:list-item>
          <text:p text:style-name="P6">Gestión de estado.</text:p>
        </text:list-item>
        <text:list-item>
          <text:p text:style-name="P6">Conocimientos de widgets y navegación en Flutter</text:p>
        </text:list-item>
        <text:list-item>
          <text:p text:style-name="P6">Conceptos básicos de APIs REST.</text:p>
        </text:list-item>
      </text:list>
      <text:list xml:id="list92735096722287" text:continue-list="list802143248" text:style-name="WWNum3">
        <text:list-item>
          <text:p text:style-name="P17"><text:bookmark text:name="_1w7nzw2o20ar"/><text:s/>Objetivos</text:p>
        </text:list-item>
      </text:list>
      <text:list xml:id="list3627197501" text:style-name="WWNum2">
        <text:list-item>
          <text:p text:style-name="P7">Comprender el consumo de APIs REST en aplicaciones Flutter.</text:p>
        </text:list-item>
        <text:list-item>
          <text:p text:style-name="P7">Implementar autenticación y autorización en APIs.</text:p>
        </text:list-item>
        <text:list-item>
          <text:p text:style-name="P7">Integrar Firebase services en proyectos Flutter.</text:p>
        </text:list-item>
      </text:list>
      <text:list xml:id="list92735706677596" text:continue-list="list92735096722287" text:style-name="WWNum3">
        <text:list-item>
          <text:p text:style-name="P17"><text:bookmark text:name="_u76wnfr4jev9"/>Contenidos</text:p>
        </text:list-item>
      </text:list>
      <text:list xml:id="list781138215" text:style-name="WWNum4">
        <text:list-item>
          <text:p text:style-name="P8">Consumo de APIs REST en Flutter con http.</text:p>
        </text:list-item>
        <text:list-item>
          <text:p text:style-name="P8">Uso de Firebase con Flutter.</text:p>
        </text:list-item>
      </text:list>
      <text:list xml:id="list92734382363494" text:continue-list="list92735706677596" text:style-name="WWNum3">
        <text:list-item>
          <text:p text:style-name="P18"><text:bookmark text:name="_a1okclatiswm"/>Actividades</text:p>
        </text:list-item>
      </text:list>
      <text:p text:style-name="P9">Adquirir conocimientos para realizar las actividades evaluables propuestas en esta segunda evaluación.</text:p>
      <text:list xml:id="list92733866897754" text:continue-numbering="true" text:style-name="WWNum3">
        <text:list-item>
          <text:p text:style-name="P15"><text:bookmark text:name="_7kljffjw728v"/>Recomendaciones</text:p>
        </text:list-item>
      </text:list>
      <text:p text:style-name="Standard">Si se acude a las TC (Tutorías Colectivas), las cuales no son obligatorias, es imprescindible haber estudiado el tema previamente en ca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12. Guía didáctica</text:span></text:p>
      </style:header>
      <style:footer>
        <text:p text:style-name="MP4"><text:span text:style-name="MT1">CFGS DAM<text:tab/><text:tab/>Unidad 1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142" meta:character-count="891" meta:non-whitespace-character-count="782"/>
    <meta:generator>LibreOfficeDev/6.0.5.2$Linux_X86_64 LibreOffice_project/</meta:generator>
  </office:meta>
</office:document-meta>
</file>